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2025-01-20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2024-01-05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2023-01-06 21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2022-01-06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9952" calcext:value-type="float">
            <text:p>39.2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2021-01-07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6736" calcext:value-type="float">
            <text:p>39.4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2020-01-05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2584" calcext:value-type="float">
            <text:p>38.9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2018-01-05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2017-01-06 18:50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2016-01-05 15:2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2015-01-06 15:27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2014-01-06 18:55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2013-01-16 22:41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2012-01-23 18:11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2011-01-18 21:54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2010-01-20 19:08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2009-01-13 15:55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2008-01-04 15:16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2007-01-12 10:50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2006-01-09 14:20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2005-01-12 15:05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2004-01-06 22:15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2003-01-11 15:43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3648" calcext:value-type="float">
            <text:p>35.28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2003-01-10 23:22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7552" calcext:value-type="float">
            <text:p>35.27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2002-01-08 19:13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2752" calcext:value-type="float">
            <text:p>34.97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2001-01-07 20:04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7552" calcext:value-type="float">
            <text:p>35.27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2001-01-06 22:45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7824" calcext:value-type="float">
            <text:p>35.16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2000-01-08 14:43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1999-01-07 15:22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1998-01-25 15:38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1997-01-08 16:46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1996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199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199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199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199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199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199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198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198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198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1986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198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1984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198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1981-08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1980-07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8099553501</text:p>
          </table:table-cell>
          <table:table-cell office:value-type="string" calcext:value-type="string">
            <text:p>1976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1" meta:object-count="0"/>
    <meta:user-defined meta:name="AppVersion">3.0</meta:user-defined>
  </office:meta>
</office:document-meta>
</file>